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rvid</text:initial-creator></text:p>
      <text:p text:style-name="OrgSubtitle"/>
      <text:h text:style-name="Heading_20_1" text:outline-level="1" text:is-list-header="false">
<text:bookmark-start text:name="OrgXref.orgd44592e"/>
<text:bookmark text:name="orgd44592e"/>Tidrapport Arvid Sigvardsson
<text:bookmark-end text:name="OrgXref.orgd44592e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Datum</text:p>
              </table:table-cell>
              <table:table-cell table:style-name="OrgTblCellTB">
                <text:p text:style-name="OrgTableHeadingLeft">Aktivitet</text:p>
              </table:table-cell>
              <table:table-cell table:style-name="OrgTblCellTB">
                <text:p text:style-name="OrgTableHeadingRight">Nedlagd tid</text:p>
              </table:table-cell>
              <table:table-cell table:style-name="OrgTblCellTB">
                <text:p text:style-name="OrgTableHeadingLeft">Kommentar eller resulta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017-03-28</text:p>
              </table:table-cell>
              <table:table-cell table:style-name="OrgTblCellT">
                <text:p text:style-name="OrgTableContentsLeft">Introduktion till projektet</text:p>
              </table:table-cell>
              <table:table-cell table:style-name="OrgTblCellT">
                <text:p text:style-name="OrgTableContentsRight">8</text:p>
              </table:table-cell>
              <table:table-cell table:style-name="OrgTblCellT">
                <text:p text:style-name="OrgTableContentsLeft">Gruppindelning och info om uppgift</text:p>
              </table:table-cell>
            </table:table-row>
            <table:table-row>
              <table:table-cell table:style-name="OrgTblCell">
                <text:p text:style-name="OrgTableContentsRight">2017-03-30</text:p>
              </table:table-cell>
              <table:table-cell table:style-name="OrgTblCell">
                <text:p text:style-name="OrgTableContentsLeft">Föreläsning iterativ mjukvaruutveckling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3-30</text:p>
              </table:table-cell>
              <table:table-cell table:style-name="OrgTblCell">
                <text:p text:style-name="OrgTableContentsLeft">Gruppseminarium projektplanering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Första version av ganttdiagram etc</text:p>
              </table:table-cell>
            </table:table-row>
            <table:table-row>
              <table:table-cell table:style-name="OrgTblCell">
                <text:p text:style-name="OrgTableContentsRight">2017-03-31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03</text:p>
              </table:table-cell>
              <table:table-cell table:style-name="OrgTblCell">
                <text:p text:style-name="OrgTableContentsLeft">Brainstorming och idegenerering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Se kronologisk journal…</text:p>
              </table:table-cell>
            </table:table-row>
            <table:table-row>
              <table:table-cell table:style-name="OrgTblCell">
                <text:p text:style-name="OrgTableContentsRight">2017-04-03</text:p>
              </table:table-cell>
              <table:table-cell table:style-name="OrgTblCell">
                <text:p text:style-name="OrgTableContentsLeft">Research på olika metoder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04</text:p>
              </table:table-cell>
              <table:table-cell table:style-name="OrgTblCell">
                <text:p text:style-name="OrgTableContentsLeft">Handledningsmöte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<text:a xlink:type="simple" xlink:href="./Tommy2017-04-04.html">mötesanteckningar</text:a></text:p>
              </table:table-cell>
            </table:table-row>
            <table:table-row>
              <table:table-cell table:style-name="OrgTblCell">
                <text:p text:style-name="OrgTableContentsRight">2017-04-04</text:p>
              </table:table-cell>
              <table:table-cell table:style-name="OrgTblCell">
                <text:p text:style-name="OrgTableContentsLeft">Arbete med lösningsalternativ och research</text:p>
              </table:table-cell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05</text:p>
              </table:table-cell>
              <table:table-cell table:style-name="OrgTblCell">
                <text:p text:style-name="OrgTableContentsLeft">Planering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Planeringsdokument i M1</text:p>
              </table:table-cell>
            </table:table-row>
            <table:table-row>
              <table:table-cell table:style-name="OrgTblCell">
                <text:p text:style-name="OrgTableContentsRight">2017-04-07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10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11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12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17</text:p>
              </table:table-cell>
              <table:table-cell table:style-name="OrgTblCell">
                <text:p text:style-name="OrgTableContentsLeft">Arbete med koordinatmappning i python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filen coordmapping.py i kodrepot</text:p>
              </table:table-cell>
            </table:table-row>
            <table:table-row>
              <table:table-cell table:style-name="OrgTblCell">
                <text:p text:style-name="OrgTableContentsRight">2017-04-17</text:p>
              </table:table-cell>
              <table:table-cell table:style-name="OrgTblCell">
                <text:p text:style-name="OrgTableContentsLeft">Första Fälttest Niagara</text:p>
              </table:table-cell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<text:a xlink:type="simple" xlink:href="./niagara2017-04-17.html">anteckningar</text:a></text:p>
              </table:table-cell>
            </table:table-row>
            <table:table-row>
              <table:table-cell table:style-name="OrgTblCell">
                <text:p text:style-name="OrgTableContentsRight">2017-04-18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19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1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2</text:p>
              </table:table-cell>
              <table:table-cell table:style-name="OrgTblCell">
                <text:p text:style-name="OrgTableContentsLeft">Konstruktion av kamerarigg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3</text:p>
              </table:table-cell>
              <table:table-cell table:style-name="OrgTblCell">
                <text:p text:style-name="OrgTableContentsLeft">Fälttest Niagara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4</text:p>
              </table:table-cell>
              <table:table-cell table:style-name="OrgTblCell">
                <text:p text:style-name="OrgTableContentsLeft">Arbete med dagbok och milstolpar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5</text:p>
              </table:table-cell>
              <table:table-cell table:style-name="OrgTblCell">
                <text:p text:style-name="OrgTableContentsLeft">Föreläsning om testning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5</text:p>
              </table:table-cell>
              <table:table-cell table:style-name="OrgTblCell">
                <text:p text:style-name="OrgTableContentsLeft">Seminarieuppgift om testning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Kravspecifikation och testdokument i rapporten</text:p>
              </table:table-cell>
            </table:table-row>
            <table:table-row>
              <table:table-cell table:style-name="OrgTblCell">
                <text:p text:style-name="OrgTableContentsRight">2017-04-27</text:p>
              </table:table-cell>
              <table:table-cell table:style-name="OrgTblCell">
                <text:p text:style-name="OrgTableContentsLeft">Arbete med rapporten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4-28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02</text:p>
              </table:table-cell>
              <table:table-cell table:style-name="OrgTblCell">
                <text:p text:style-name="OrgTableContentsLeft">Experimenterande med signalgenerering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03</text:p>
              </table:table-cell>
              <table:table-cell table:style-name="OrgTblCell">
                <text:p text:style-name="OrgTableContentsLeft">Gick igenom matematiken bakom homography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04</text:p>
              </table:table-cell>
              <table:table-cell table:style-name="OrgTblCell">
                <text:p text:style-name="OrgTableContentsLeft">Förberedelser inför fälttest 3 niagara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04</text:p>
              </table:table-cell>
              <table:table-cell table:style-name="OrgTblCell">
                <text:p text:style-name="OrgTableContentsLeft">Omimplementering av koordinatmappning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coordmapping.py, commiten taggad homography</text:p>
              </table:table-cell>
            </table:table-row>
            <table:table-row>
              <table:table-cell table:style-name="OrgTblCell">
                <text:p text:style-name="OrgTableContentsRight">2017-05-05</text:p>
              </table:table-cell>
              <table:table-cell table:style-name="OrgTblCell">
                <text:p text:style-name="OrgTableContentsLeft">Jobbat med geometrin för koordinatmappning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Klar. Resultat i filen coordmapping.python</text:p>
              </table:table-cell>
            </table:table-row>
            <table:table-row>
              <table:table-cell table:style-name="OrgTblCell">
                <text:p text:style-name="OrgTableContentsRight">2017-05-05</text:p>
              </table:table-cell>
              <table:table-cell table:style-name="OrgTblCell">
                <text:p text:style-name="OrgTableContentsLeft">Fälttest 3 Niagara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08</text:p>
              </table:table-cell>
              <table:table-cell table:style-name="OrgTblCell">
                <text:p text:style-name="OrgTableContentsLeft">Planering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Uppdaterat ganttdiagram</text:p>
              </table:table-cell>
            </table:table-row>
            <table:table-row>
              <table:table-cell table:style-name="OrgTblCell">
                <text:p text:style-name="OrgTableContentsRight">2017-05-08</text:p>
              </table:table-cell>
              <table:table-cell table:style-name="OrgTblCell">
                <text:p text:style-name="OrgTableContentsLeft">Research kring barrel distortion eliminering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TT GÖRA! Lägga till referenser</text:p>
              </table:table-cell>
            </table:table-row>
            <table:table-row>
              <table:table-cell table:style-name="OrgTblCell">
                <text:p text:style-name="OrgTableContentsRight">2017-05-09</text:p>
              </table:table-cell>
              <table:table-cell table:style-name="OrgTblCell">
                <text:p text:style-name="OrgTableContentsLeft">Praktiskt eliminera distortion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remove<text:span text:style-name="OrgSubscript">distortion</text:span> i coordmapping.py</text:p>
              </table:table-cell>
            </table:table-row>
            <table:table-row>
              <table:table-cell table:style-name="OrgTblCell">
                <text:p text:style-name="OrgTableContentsRight">2017-05-10</text:p>
              </table:table-cell>
              <table:table-cell table:style-name="OrgTblCell">
                <text:p text:style-name="OrgTableContentsLeft">Fälttest 4 Niagara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11</text:p>
              </table:table-cell>
              <table:table-cell table:style-name="OrgTblCell">
                <text:p text:style-name="OrgTableContentsLeft">Arbete med egengjord spi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Inga resultat, gick inte att programmera uno</text:p>
              </table:table-cell>
            </table:table-row>
            <table:table-row>
              <table:table-cell table:style-name="OrgTblCell">
                <text:p text:style-name="OrgTableContentsRight">2017-05-12</text:p>
              </table:table-cell>
              <table:table-cell table:style-name="OrgTblCell">
                <text:p text:style-name="OrgTableContentsLeft">Arbete med kompensation av uppmätt fel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elvis bra resultat, i coordmapping.py</text:p>
              </table:table-cell>
            </table:table-row>
            <table:table-row>
              <table:table-cell table:style-name="OrgTblCell">
                <text:p text:style-name="OrgTableContentsRight">2017-05-12</text:p>
              </table:table-cell>
              <table:table-cell table:style-name="OrgTblCell">
                <text:p text:style-name="OrgTableContentsLeft">Fälttest 5 Niagara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Konstaterade att kompensationen inte är helt rätt</text:p>
              </table:table-cell>
            </table:table-row>
            <table:table-row>
              <table:table-cell table:style-name="OrgTblCell">
                <text:p text:style-name="OrgTableContentsRight">2017-05-14</text:p>
              </table:table-cell>
              <table:table-cell table:style-name="OrgTblCell">
                <text:p text:style-name="OrgTableContentsLeft">Arbete med rapporten</text:p>
              </table:table-cell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Inlämning M3, beskrivning av system</text:p>
              </table:table-cell>
            </table:table-row>
            <table:table-row>
              <table:table-cell table:style-name="OrgTblCell">
                <text:p text:style-name="OrgTableContentsRight">2017-05-15</text:p>
              </table:table-cell>
              <table:table-cell table:style-name="OrgTblCell">
                <text:p text:style-name="OrgTableContentsLeft">Sammanställer arbetet med koordinatmappning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Dokumentet Koordinatmappning i dagboken</text:p>
              </table:table-cell>
            </table:table-row>
            <table:table-row>
              <table:table-cell table:style-name="OrgTblCell">
                <text:p text:style-name="OrgTableContentsRight">2017-05-16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18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19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Right">2017-05-22</text:p>
              </table:table-cell>
              <table:table-cell table:style-name="OrgTblCell">
                <text:p text:style-name="OrgTableContentsLeft">Förberedelser inför demodag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Vårt system fungerar, integrationen sämre…</text:p>
              </table:table-cell>
            </table:table-row>
            <table:table-row>
              <table:table-cell table:style-name="OrgTblCell">
                <text:p text:style-name="OrgTableContentsRight">2017-05-23</text:p>
              </table:table-cell>
              <table:table-cell table:style-name="OrgTblCell">
                <text:p text:style-name="OrgTableContentsLeft">Demodag Niagara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Resultat bra för vår del…</text:p>
              </table:table-cell>
            </table:table-row>
            <table:table-row>
              <table:table-cell table:style-name="OrgTblCell">
                <text:p text:style-name="OrgTableContentsRight">2017-05-25</text:p>
              </table:table-cell>
              <table:table-cell table:style-name="OrgTblCell">
                <text:p text:style-name="OrgTableContentsLeft">Arbete med rapporten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Stycket i koordinatmappning i genomförande</text:p>
              </table:table-cell>
            </table:table-row>
            <table:table-row>
              <table:table-cell table:style-name="OrgTblCell">
                <text:p text:style-name="OrgTableContentsRight">2017-05-26</text:p>
              </table:table-cell>
              <table:table-cell table:style-name="OrgTblCell">
                <text:p text:style-name="OrgTableContentsLeft">Arbete med rapporten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Renskrivning av hela rapporten</text:p>
              </table:table-cell>
            </table:table-row>
            <table:table-row>
              <table:table-cell table:style-name="OrgTblCellB">
                <text:p text:style-name="OrgTableContentsRight">2017-05-28</text:p>
              </table:table-cell>
              <table:table-cell table:style-name="OrgTblCellB">
                <text:p text:style-name="OrgTableContentsLeft">Arbete med dagbok inför inlämning</text:p>
              </table:table-cell>
              <table:table-cell table:style-name="OrgTblCellB">
                <text:p text:style-name="OrgTableContentsRight">10</text:p>
              </table:table-cell>
              <table:table-cell table:style-name="OrgTblCellB">
                <text:p text:style-name="OrgTableContentsLeft">Den inlämnade dagboken</text:p>
              </table:table-cell>
            </table:table-row>
          </table:table-rows>
          <table:table-rows>
            <table:table-row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Right">172</text:p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rvid</dc:creator>
    <meta:initial-creator>arvid</meta:initial-creator>
    <dc:date>2017-05-28T12:23:55</dc:date>
    <meta:creation-date>2017-05-28T12:23:55</meta:creation-date>
    <meta:generator>Emacs 24.5.1 (Org mode 9.0.6)</meta:generator>
    <meta:keyword/>
    <dc:subject/>
    <dc:title/>
  </office:meta>
</office:document-meta>
</file>